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T3" style:parent-style-name="Standaardalinea-lettertype" style:family="text">
      <style:text-properties fo:font-weight="bold" style:font-weight-asian="bold" style:font-weight-complex="bold"/>
    </style:style>
    <style:style style:name="T4" style:parent-style-name="Standaardalinea-lettertype" style:family="text">
      <style:text-properties fo:font-weight="bold" style:font-weight-asian="bold" style:font-weight-complex="bold"/>
    </style:style>
    <style:style style:name="T5" style:parent-style-name="Standaardalinea-lettertype" style:family="text">
      <style:text-properties fo:font-weight="bold" style:font-weight-asian="bold" style:font-weight-complex="bold"/>
    </style:style>
    <style:style style:name="T6" style:parent-style-name="Standaardalinea-lettertype" style:family="text">
      <style:text-properties fo:font-weight="bold" style:font-weight-asian="bold" style:font-weight-complex="bold"/>
    </style:style>
    <style:style style:name="T7" style:parent-style-name="Standaardalinea-lettertype" style:family="text">
      <style:text-properties fo:font-weight="bold" style:font-weight-asian="bold" style:font-weight-complex="bold"/>
    </style:style>
    <style:style style:name="T8" style:parent-style-name="Standaardalinea-lettertype" style:family="text">
      <style:text-properties fo:font-weight="bold" style:font-weight-asian="bold" style:font-weight-complex="bold"/>
    </style:style>
    <style:style style:name="T9" style:parent-style-name="Standaardalinea-lettertype" style:family="text">
      <style:text-properties fo:font-weight="bold" style:font-weight-asian="bold" style:font-weight-complex="bold"/>
    </style:style>
    <style:style style:name="T10" style:parent-style-name="Standaardalinea-lettertype" style:family="text">
      <style:text-properties fo:font-weight="bold" style:font-weight-asian="bold" style:font-weight-complex="bold"/>
    </style:style>
    <style:style style:name="T11" style:parent-style-name="Standaardalinea-lettertype" style:family="text">
      <style:text-properties fo:font-weight="bold" style:font-weight-asian="bold" style:font-weight-complex="bold"/>
    </style:style>
    <style:style style:name="T12" style:parent-style-name="Standaardalinea-lettertype" style:family="text">
      <style:text-properties fo:font-weight="bold" style:font-weight-asian="bold" style:font-weight-complex="bold"/>
    </style:style>
    <style:style style:name="T13" style:parent-style-name="Standaardalinea-lettertype" style:family="text">
      <style:text-properties fo:font-weight="bold" style:font-weight-asian="bold" style:font-weight-complex="bold"/>
    </style:style>
    <style:style style:name="P14" style:parent-style-name="Standaard" style:family="paragraph">
      <style:text-properties fo:font-weight="bold" style:font-weight-asian="bold" style:font-weight-complex="bold"/>
    </style:style>
    <style:style style:name="P15" style:parent-style-name="Standaard" style:family="paragraph">
      <style:text-properties fo:font-weight="bold" style:font-weight-asian="bold" style:font-weight-complex="bold"/>
    </style:style>
    <style:style style:name="T16" style:parent-style-name="Standaardalinea-lettertype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Bug Name:</text:span><text:s/>Application crash on clicking the SAVE button while creating a new user.</text:p>
      <text:p text:style-name="Standaard"><text:span text:style-name="T3">Bug ID:</text:span><text:s/>(It will be automatically created by the BUG Tracking tool once you save this bug)</text:p>
      <text:p text:style-name="Standaard"><text:span text:style-name="T4">Area Path:</text:span><text:s/>USERS menu &gt; New Users</text:p>
      <text:p text:style-name="Standaard"><text:span text:style-name="T5">Build Number:</text:span><text:s/>Version Number 5.0.1</text:p>
      <text:p text:style-name="Standaard"><text:span text:style-name="T6">Severity:</text:span><text:s/>HIGH (High/Medium/Low) or 1</text:p>
      <text:p text:style-name="Standaard"><text:span text:style-name="T7">Priority:</text:span><text:s/>HIGH (High/Medium/Low) or 1</text:p>
      <text:p text:style-name="Standaard"><text:span text:style-name="T8">Assigned to:</text:span><text:s/>Developer-X</text:p>
      <text:p text:style-name="Standaard"><text:span text:style-name="T9">Reported By:</text:span><text:s/>Your Name</text:p>
      <text:p text:style-name="Standaard"><text:span text:style-name="T10">Reported On:</text:span><text:s/>Date</text:p>
      <text:p text:style-name="Standaard"><text:span text:style-name="T11">Reason:</text:span><text:s/>Defect</text:p>
      <text:p text:style-name="Standaard"><text:span text:style-name="T12">Status:</text:span><text:s/>New/Open/Active (Depends on the Tool you are using)</text:p>
      <text:p text:style-name="Standaard"><text:span text:style-name="T13">Environment:</text:span><text:s/>Windows 2003/SQL Server 2005</text:p>
      <text:p text:style-name="Standaard"/>
      <text:p text:style-name="P14">Description:</text:p>
      <text:p text:style-name="Standaard">Application crash on clicking the SAVE button while creating a new</text:p>
      <text:p text:style-name="Standaard">the user, hence unable to create a new user in the application.</text:p>
      <text:p text:style-name="Standaard"/>
      <text:p text:style-name="P15">Steps To Reproduce:</text:p>
      <text:p text:style-name="Standaard">1) Login into the Application</text:p>
      <text:p text:style-name="Standaard">2) Navigate to the Users Menu &gt; New User</text:p>
      <text:p text:style-name="Standaard">3) Filled all the user information fields</text:p>
      <text:p text:style-name="Standaard">4) Clicked on the ‘Save’ button</text:p>
      <text:p text:style-name="Standaard">5) Seen an error page “ORA1090 Exception: Insert values Error…”</text:p>
      <text:p text:style-name="Standaard">6) See the attached logs for more information (Attach more logs related to bug..IF any)</text:p>
      <text:p text:style-name="Standaard">7) And also see the attached screenshot of the error page.</text:p>
      <text:p text:style-name="Standaard"/>
      <text:p text:style-name="Standaard"><text:span text:style-name="T16">Expected Result:</text:span><text:s/></text:p>
      <text:p text:style-name="Standaard">On clicking SAVE button, should be prompted to a success message “New User has been created successfully”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NL"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end Langendoen</meta:initial-creator>
    <dc:creator>Arend Langendoen</dc:creator>
    <meta:creation-date>2021-03-04T12:57:00Z</meta:creation-date>
    <dc:date>2021-03-04T13:00:00Z</dc:date>
    <meta:template xlink:href="Normal.dotm" xlink:type="simple"/>
    <meta:editing-cycles>1</meta:editing-cycles>
    <meta:editing-duration>PT180S</meta:editing-duration>
    <meta:document-statistic meta:page-count="1" meta:paragraph-count="2" meta:word-count="171" meta:character-count="1148" meta:row-count="8" meta:non-whitespace-character-count="979"/>
  </office:meta>
</office:document-meta>
</file>